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shar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162cm" svg:x="1.397cm" svg:y="4.912cm" presentation:class="outlin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 ...</text:span></text:p>
              </text:list-item>
              <text:list-item>
                <text:p text:style-name="P6"><text:span text:style-name="T3">Quanta ...</text:span></text:p>
              </text:list-item>
              <text:list-item>
                <text:p text:style-name="P6"><text:span text:style-name="T3">Typst ...</text:span>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to use easily</text:p>
              </text:list-item>
              <text:list-item>
                <text:p>All handle bibliographies quite well via BibTeX (??ref)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ntended as tool for working with R scripts to update documents as new data became available (Posit)</text:p>
              </text:list-item>
              <text:list-item>
                <text:p>- Bookdown (??) as an extension for larger, more feature-rich document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rto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Re-engineered Rmarkdown</text:p>
              </text:list-item>
              <text:list-item>
                <text:p>- Built-in capability to render to Word, HTML, and other formats that Rmarkdown needs extension tools to accomplish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Seems to be a re-think of what LaTeX ought to have been from a 30-year later perspective.</text:p>
              </text:list-item>
              <text:list-item>
                <text:p>Learning curve shorter than LaTeX, but stresses learning principl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f you need to transfer material to other formats, then Quarto likely best</text:p>
              </text:list-item>
              <text:list-item>
                <text:p>- Starting from scratch, then Typst or Quarto</text:p>
              </text:list-item>
              <text:list-item>
                <text:p>- Typst does NOT out-of-the-box run scripts like Rmarkdown or Quarto</text:p>
              </text:list-item>
              <text:list-item>
                <text:p>- Rmarkdown and Quarto integrate LaTeX blocks.</text:p>
              </text:list-item>
              <text:list-item>
                <text:p>- Case for LaTeX or Rmarkdown only makes sense if one starts with an existing “similar” example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??and Quanta allow intermediate LaTeX to be saved, allowing for “tweaking”</text:p>
              </text:list-item>
              <text:list-item>
                <text:p>But the source code generated is relatively opaque and not trivial to work with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?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custom footers in LaTeX, ?? other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Demo</text:p>
          </draw:text-box>
        </draw:frame>
        <draw:frame presentation:style-name="pr4" draw:text-style-name="P9" draw:layer="layout" svg:width="25.179cm" svg:height="12.162cm" svg:x="1.397cm" svg:y="4.912cm" presentation:class="outline" presentation:user-transformed="true">
          <draw:text-box>
            <text:list text:style-name="L2">
              <text:list-item>
                <text:p text:style-name="P8"><text:s text:c="33"/>THAN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1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6.505cm" svg:height="1.429cm" svg:x="20.076cm" svg:y="19.12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5-12-24T10:06:56.904672126</dc:date>
    <meta:editing-cycles>196</meta:editing-cycles>
    <meta:editing-duration>P1DT37M51S</meta:editing-duration>
    <meta:generator>LibreOffice/24.2.7.2$Linux_X86_64 LibreOffice_project/420$Build-2</meta:generator>
    <meta:document-statistic meta:object-count="73"/>
  </office:meta>
</office:document-meta>
</file>